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571427866089311603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1518955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520575" text:continue-numbering="true" text:style-name="L1">
        <text:list-item>
          <text:list>
            <text:list-header>
              <text:p text:style-name="P3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537535" text:continue-numbering="true" text:style-name="L1">
        <text:list-item>
          <text:list>
            <text:list-header>
              <text:p text:style-name="P3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909834625508003548" text:style-name="L2">
        <text:list-item>
          <text:list>
            <text:list-item>
              <text:p text:style-name="P32">miles in the last week</text:p>
              <text:p text:style-name="P3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03405357751649470" text:style-name="L3">
        <text:list-item>
          <text:p text:style-name="P33">Warm up with a mile at about 9:00 – 9:30/mile pace and rest a few minutes.</text:p>
        </text:list-item>
        <text:list-item>
          <text:p text:style-name="P33">Start running at about 8:35/mile pace and then adjust pace so that HR is </text:p>
          <text:list>
            <text:list-header>
              <text:p text:style-name="P33"><text:s text:c="10"/>HR0 = 142 +/- 1 bpm.</text:p>
            </text:list-header>
          </text:list>
        </text:list-item>
        <text:list-item>
          <text:p text:style-name="P33">Use a watch to record mile splits and stop running when the split exceeds <text:tab/>Tmax = 8:45</text:p>
        </text:list-item>
        <text:list-item>
          <text:p text:style-name="P33">The more miles I am able to run without reaching 8:45/mile, <text:s/>the better my <text:tab/>fitness.</text:p>
          <text:p text:style-name="P33">If another runner wants to perform the test mentioned above they will need to establish values for HR0 and Tmax in the following way. <text:s/></text:p>
          <text:p text:style-name="P3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9">2.<text:tab/>Next continue running but now adjust pace up and down in order to keep HR <text:tab/>near HR0. <text:s/>Record mile splits on a watch. <text:s/>The split for the 3rd mile is Tmax.</text:p>
          <text:p text:style-name="P40">Continued</text:p>
          <text:p text:style-name="P4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538675812069752459" text:style-name="L4">
        <text:list-item>
          <text:list>
            <text:list-header>
              <text:p text:style-name="P36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414321883240447459" text:style-name="L5">
        <text:list-item>
          <text:list>
            <text:list-header>
              <text:p text:style-name="P3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3"><text:span text:style-name="T3"/></text:p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3"><text:span text:style-name="T3">1 mile times and pulses at the end of each mile: </text:span></text:p>
      <text:p text:style-name="P13"><text:span text:style-name="T3">7:58 (137 bpm), 7:43 (144 bpm), 7:20 (154 bpm)</text:span></text:p>
      <text:p text:style-name="P13">Warm down: <text:span text:style-name="T3">½ mile outside</text:span></text:p>
      <text:p text:style-name="P13">The workout today seemed easier than I expected. <text:s/>I want to check the calibration of the treadmill. <text:s/>When it was set for 12.5 km/hour or 7.767 miles/hr, it made 20 cycles in 17.42 seconds. <text:s/>So one cycle takes 0.871 seconds. <text:s/>Now to check the calibration I need to find the length of the belt on a Life Cycle treadmill.</text:p>
      <text:p text:style-name="P1"/>
      <text:list xml:id="list31529952" text:continue-numbering="true" text:style-name="L5">
        <text:list-item>
          <text:list>
            <text:list-header>
              <text:p text:style-name="P3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2T11:31:40.31</dc:date>
    <dc:creator>James  Lombardi</dc:creator>
    <meta:editing-duration>P7DT3H43M18S</meta:editing-duration>
    <meta:editing-cycles>603</meta:editing-cycles>
    <meta:generator>OpenOffice/4.1.2$Win32 OpenOffice.org_project/412m3$Build-9782</meta:generator>
    <meta:document-statistic meta:table-count="0" meta:image-count="0" meta:object-count="0" meta:page-count="13" meta:paragraph-count="337" meta:word-count="4593" meta:character-count="22997"/>
  </office:meta>
</office:document-meta>
</file>